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9.538">
            <text:p>99.53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mypmfqa">https://www.geogebra.org/geometry/gmypmfqa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607">
            <text:p>99.60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yhqksry">https://www.geogebra.org/geometry/ryhqksry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9.65">
            <text:p>99.65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t5bqfckt">https://www.geogebra.org/geometry/t5bqfckt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9.786">
            <text:p>99.78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u6jb78y">https://www.geogebra.org/geometry/ju6jb78y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5">
            <text:p>99.9875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9.9874">
            <text:p>99.987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scvxwyva">https://www.geogebra.org/geometry/scvxwyv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809">
            <text:p>99.80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ks3r3z">https://www.geogebra.org/geometry/hhks3r3z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.443">
            <text:p>99.44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t9txh3h">https://www.geogebra.org/geometry/at9txh3h</text:a></text:p>
          </table:table-cell>
          <table:table-cell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00:39.97</dc:date>
    <meta:editing-duration>PT3H4M15S</meta:editing-duration>
    <meta:editing-cycles>64</meta:editing-cycles>
    <meta:generator>OpenOffice/4.1.14$Win32 OpenOffice.org_project/4114m1$Build-9811</meta:generator>
    <meta:document-statistic meta:table-count="3" meta:cell-count="211" meta:object-count="0"/>
  </office:meta>
</office:document-meta>
</file>